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text-properties style:font-name="Liberation Serif1" fo:language="it" fo:country="IT" officeooo:rsid="013340fc" officeooo:paragraph-rsid="013340fc"/>
    </style:style>
    <style:style style:name="P38" style:family="paragraph" style:parent-style-name="Standard">
      <style:text-properties style:font-name="Liberation Serif1" fo:language="it" fo:country="IT" officeooo:rsid="0137bb2b" officeooo:paragraph-rsid="0137bb2b"/>
    </style:style>
    <style:style style:name="P39" style:family="paragraph" style:parent-style-name="Standard">
      <style:text-properties style:font-name="Liberation Serif1" fo:language="it" fo:country="IT" officeooo:rsid="0144fdca" officeooo:paragraph-rsid="0144fdca"/>
    </style:style>
    <style:style style:name="P40" style:family="paragraph" style:parent-style-name="Standard">
      <style:text-properties style:font-name="Liberation Serif1" fo:language="it" fo:country="IT" officeooo:rsid="01377ce7" officeooo:paragraph-rsid="01377ce7"/>
    </style:style>
    <style:style style:name="P41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3" style:family="paragraph" style:parent-style-name="Table_20_Contents">
      <style:text-properties style:font-name="Liberation Serif1"/>
    </style:style>
    <style:style style:name="P5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55" style:family="paragraph" style:parent-style-name="Table_20_Contents">
      <style:text-properties style:font-name="Liberation Serif1" officeooo:rsid="00a64ded" officeooo:paragraph-rsid="00a64ded"/>
    </style:style>
    <style:style style:name="P56" style:family="paragraph" style:parent-style-name="Table_20_Contents">
      <style:text-properties style:font-name="Liberation Serif1" officeooo:rsid="00a70a1f" officeooo:paragraph-rsid="00a70a1f"/>
    </style:style>
    <style:style style:name="P57" style:family="paragraph" style:parent-style-name="Table_20_Contents">
      <style:text-properties style:font-name="Liberation Serif1" officeooo:rsid="00a7ef44" officeooo:paragraph-rsid="00a7ef44"/>
    </style:style>
    <style:style style:name="P58" style:family="paragraph" style:parent-style-name="Table_20_Contents">
      <style:text-properties style:font-name="Liberation Serif1" officeooo:rsid="00a93856" officeooo:paragraph-rsid="00a93856"/>
    </style:style>
    <style:style style:name="P59" style:family="paragraph" style:parent-style-name="Table_20_Contents">
      <style:text-properties style:font-name="Liberation Serif1" officeooo:rsid="00a97010" officeooo:paragraph-rsid="00a97010"/>
    </style:style>
    <style:style style:name="P60" style:family="paragraph" style:parent-style-name="Table_20_Contents">
      <style:text-properties style:font-name="Liberation Serif1" officeooo:rsid="00aaae52" officeooo:paragraph-rsid="00aaae52"/>
    </style:style>
    <style:style style:name="P61" style:family="paragraph" style:parent-style-name="Table_20_Contents">
      <style:text-properties style:font-name="Liberation Serif1" officeooo:rsid="00aacfdb" officeooo:paragraph-rsid="00aacfdb"/>
    </style:style>
    <style:style style:name="P62" style:family="paragraph" style:parent-style-name="Table_20_Contents">
      <style:text-properties style:font-name="Liberation Serif1" officeooo:rsid="00accd00" officeooo:paragraph-rsid="00accd00"/>
    </style:style>
    <style:style style:name="P63" style:family="paragraph" style:parent-style-name="Table_20_Contents">
      <style:text-properties style:font-name="Liberation Serif1" officeooo:rsid="00b31a31" officeooo:paragraph-rsid="00b31a31"/>
    </style:style>
    <style:style style:name="P64" style:family="paragraph" style:parent-style-name="Table_20_Contents">
      <style:text-properties style:font-name="Liberation Serif1" officeooo:rsid="00b69a00" officeooo:paragraph-rsid="00b69a00"/>
    </style:style>
    <style:style style:name="P65" style:family="paragraph" style:parent-style-name="Table_20_Contents">
      <style:text-properties style:font-name="Liberation Serif1" officeooo:rsid="00b8823f" officeooo:paragraph-rsid="00b8823f"/>
    </style:style>
    <style:style style:name="P66" style:family="paragraph" style:parent-style-name="Table_20_Contents">
      <style:text-properties style:font-name="Liberation Serif1" officeooo:rsid="00b9d9f9" officeooo:paragraph-rsid="00b9d9f9"/>
    </style:style>
    <style:style style:name="P67" style:family="paragraph" style:parent-style-name="Table_20_Contents">
      <style:text-properties style:font-name="Liberation Serif1" officeooo:rsid="00bbdb91" officeooo:paragraph-rsid="00bbdb91"/>
    </style:style>
    <style:style style:name="P68" style:family="paragraph" style:parent-style-name="Table_20_Contents">
      <style:text-properties style:font-name="Liberation Serif1" officeooo:rsid="00bc8acd" officeooo:paragraph-rsid="00bc8acd"/>
    </style:style>
    <style:style style:name="P69" style:family="paragraph" style:parent-style-name="Table_20_Contents">
      <style:text-properties style:font-name="Liberation Serif1" officeooo:rsid="00d55178" officeooo:paragraph-rsid="00d55178"/>
    </style:style>
    <style:style style:name="P7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a035b"/>
    </style:style>
    <style:style style:name="T73" style:family="text">
      <style:text-properties officeooo:rsid="00eb8ad7"/>
    </style:style>
    <style:style style:name="T74" style:family="text">
      <style:text-properties officeooo:rsid="00ed1bcf"/>
    </style:style>
    <style:style style:name="T75" style:family="text">
      <style:text-properties officeooo:rsid="00f52500"/>
    </style:style>
    <style:style style:name="T76" style:family="text">
      <style:text-properties officeooo:rsid="00f5b7f1"/>
    </style:style>
    <style:style style:name="T77" style:family="text">
      <style:text-properties officeooo:rsid="00fd483a"/>
    </style:style>
    <style:style style:name="T78" style:family="text">
      <style:text-properties officeooo:rsid="01082bff"/>
    </style:style>
    <style:style style:name="T79" style:family="text">
      <style:text-properties officeooo:rsid="010a4db9"/>
    </style:style>
    <style:style style:name="T80" style:family="text">
      <style:text-properties officeooo:rsid="010b95f1"/>
    </style:style>
    <style:style style:name="T81" style:family="text">
      <style:text-properties officeooo:rsid="0113037f"/>
    </style:style>
    <style:style style:name="T82" style:family="text">
      <style:text-properties officeooo:rsid="01326799"/>
    </style:style>
    <style:style style:name="T83" style:family="text">
      <style:text-properties officeooo:rsid="013fb755"/>
    </style:style>
    <style:style style:name="T84" style:family="text">
      <style:text-properties officeooo:rsid="014c06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Elaborato per il corso di Basi di Dati</text:p>
      <text:p text:style-name="P44">A.A 2023/2024</text:p>
      <text:p text:style-name="P41"/>
      <text:p text:style-name="P41"/>
      <text:p text:style-name="P45">progetto di una base di dati per la gestione di una compagnia aerea</text:p>
      <text:p text:style-name="P45"/>
      <text:p text:style-name="P45"/>
      <text:p text:style-name="P70">Daniele Muffato</text:p>
      <text:p text:style-name="P43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Analisi dei requisiti</text:p>
            <text:p text:style-name="P76">Intervista</text:p>
            <text:p text:style-name="P77">Estrazione dei concetti principali</text:p>
          </table:table-cell>
          <table:table-cell table:style-name="Table1.A1" office:value-type="string">
            <text:p text:style-name="P72"/>
            <text:p text:style-name="P76">3</text:p>
            <text:p text:style-name="P77">4</text:p>
          </table:table-cell>
        </table:table-row>
        <table:table-row table:style-name="Table1.1">
          <table:table-cell table:style-name="Table1.A2" office:value-type="string">
            <text:p text:style-name="P71">Progettazione concettuale</text:p>
            <text:p text:style-name="P78"><text:span text:style-name="T84">S</text:span>chema scheletro</text:p>
            <text:p text:style-name="P78"><text:span text:style-name="T84">S</text:span>chema finale</text:p>
          </table:table-cell>
          <table:table-cell table:style-name="Table1.A2" office:value-type="string">
            <text:p text:style-name="P74"/>
            <text:p text:style-name="P79">6</text:p>
            <text:p text:style-name="P80">9</text:p>
          </table:table-cell>
        </table:table-row>
        <table:table-row table:style-name="Table1.1">
          <table:table-cell table:style-name="Table1.A2" office:value-type="string">
            <text:p text:style-name="P71">Progettazione logica</text:p>
            <text:p text:style-name="P75"/>
          </table:table-cell>
          <table:table-cell table:style-name="Table1.B3">
            <text:p text:style-name="P74"/>
          </table:table-cell>
        </table:table-row>
        <table:table-row table:style-name="Table1.1">
          <table:table-cell table:style-name="Table1.A2" office:value-type="string">
            <text:p text:style-name="P71">Progettazione dell’applicazione</text:p>
            <text:p text:style-name="P73"/>
          </table:table-cell>
          <table:table-cell table:style-name="Table1.B3">
            <text:p text:style-name="P74"/>
          </table:table-cell>
        </table:table-row>
      </table:table>
      <text:p text:style-name="P2"/>
      <text:p text:style-name="P5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46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7">e </text:span><text:span text:style-name="T19">la data in cui sono stati assunt</text:span><text:span text:style-name="T77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47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4">Termine</text:p>
          </table:table-cell>
          <table:table-cell table:style-name="Table2.A1" office:value-type="string">
            <text:p text:style-name="P54">Descrizione</text:p>
          </table:table-cell>
          <table:table-cell table:style-name="Table2.C1" office:value-type="string">
            <text:p text:style-name="P54">Sinonimi</text:p>
          </table:table-cell>
        </table:table-row>
        <table:table-row>
          <table:table-cell table:style-name="Table2.A2" office:value-type="string">
            <text:p text:style-name="P55"><text:span text:style-name="T33">V</text:span>olo</text:p>
          </table:table-cell>
          <table:table-cell table:style-name="Table2.A2" office:value-type="string">
            <text:p text:style-name="P56">Un singolo viaggio di un aeroplano tra un aeroporto di partenza e di destinazione.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7">Aeroporto</text:p>
          </table:table-cell>
          <table:table-cell table:style-name="Table2.A2" office:value-type="string">
            <text:p text:style-name="P57">Luogo di partenza o destinazione de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58">Aeroplano</text:p>
          </table:table-cell>
          <table:table-cell table:style-name="Table2.A2" office:value-type="string">
            <text:p text:style-name="P58">Mezzo utilizzato per effettuare i voli</text:p>
          </table:table-cell>
          <table:table-cell table:style-name="Table2.C2" office:value-type="string">
            <text:p text:style-name="P59">Velivolo</text:p>
            <text:p text:style-name="P60">Mezzo</text:p>
          </table:table-cell>
        </table:table-row>
        <table:table-row>
          <table:table-cell table:style-name="Table2.A2" office:value-type="string">
            <text:p text:style-name="P61">Produttore</text:p>
          </table:table-cell>
          <table:table-cell table:style-name="Table2.A2" office:value-type="string">
            <text:p text:style-name="P61">Compagnia che assembla gli aeroplan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2">Sedili</text:p>
          </table:table-cell>
          <table:table-cell table:style-name="Table2.A2" office:value-type="string">
            <text:p text:style-name="P62">Posti a sedere per i passeggeri <text:span text:style-name="T34">dei voli</text:span></text:p>
          </table:table-cell>
          <table:table-cell table:style-name="Table2.C2" office:value-type="string">
            <text:p text:style-name="P62">Posti a sedere</text:p>
          </table:table-cell>
        </table:table-row>
        <table:table-row>
          <table:table-cell table:style-name="Table2.A2" office:value-type="string">
            <text:p text:style-name="P63">Classi</text:p>
          </table:table-cell>
          <table:table-cell table:style-name="Table2.A2" office:value-type="string">
            <text:p text:style-name="P6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4">Personale di bordo</text:p>
          </table:table-cell>
          <table:table-cell table:style-name="Table2.A2" office:value-type="string">
            <text:p text:style-name="P64">Dipendenti della compagnia aerea che lavorano nell’aeroplano durante i voli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5">Passeggeri</text:p>
          </table:table-cell>
          <table:table-cell table:style-name="Table2.A2" office:value-type="string">
            <text:p text:style-name="P65">Persone che comprano un biglietto per poter fare parte di un volo</text:p>
          </table:table-cell>
          <table:table-cell table:style-name="Table2.C2" office:value-type="string">
            <text:p text:style-name="P66">Clienti</text:p>
          </table:table-cell>
        </table:table-row>
        <table:table-row>
          <table:table-cell table:style-name="Table2.A2" office:value-type="string">
            <text:p text:style-name="P67">Biglietto</text:p>
          </table:table-cell>
          <table:table-cell table:style-name="Table2.A2" office:value-type="string">
            <text:p text:style-name="P68">Documento che permette ai clienti di prenotare un volo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69">Codice ICAO</text:p>
          </table:table-cell>
          <table:table-cell table:style-name="Table2.A2" office:value-type="string">
            <text:p text:style-name="P6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9">Codice IATA</text:p>
          </table:table-cell>
        </table:table-row>
      </table:table>
      <text:p text:style-name="P14"/>
      <text:p text:style-name="P26">Segue un testo che riassum<text:span text:style-name="T78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9">1.</text:span> <text:span text:style-name="T65">inserimento e cancellazione di voli</text:span></text:p>
      <text:p text:style-name="P14"><text:span text:style-name="T80">2</text:span><text:span text:style-name="T79">.</text:span> <text:span text:style-name="T69">aggiungere nuovo personale di bordo</text:span></text:p>
      <text:p text:style-name="P14"><text:span text:style-name="T80">3</text:span><text:span text:style-name="T79">.</text:span> <text:span text:style-name="T68">assegnare il personale di bordo ad uno specifico volo</text:span></text:p>
      <text:p text:style-name="P14"><text:span text:style-name="T80">4</text:span><text:span text:style-name="T79">.</text:span> <text:span text:style-name="T70">aggiungere nuovi aeroplani </text:span></text:p>
      <text:p text:style-name="P14"><text:span text:style-name="T80">5</text:span><text:span text:style-name="T79">.</text:span> <text:span text:style-name="T75">visualizzare il</text:span><text:span text:style-name="T66"> </text:span><text:span text:style-name="T67">profitto medio per una data tratta in un dato periodo</text:span></text:p>
      <text:p text:style-name="P14"><text:span text:style-name="T80">6</text:span><text:span text:style-name="T79">.</text:span> <text:span text:style-name="T76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80">7</text:span><text:span text:style-name="T79">.</text:span> <text:span text:style-name="T68">iscriversi all’applicativo</text:span></text:p>
      <text:p text:style-name="P14"><text:span text:style-name="T80">8</text:span><text:span text:style-name="T79">.</text:span> <text:span text:style-name="T71">ricerca di un volo, specificando una tratta e una data, </text:span><text:span text:style-name="T72">e acquistare un biglietto </text:span><text:span text:style-name="T73">per tale volo</text:span></text:p>
      <text:p text:style-name="P14"><text:span text:style-name="T80">9</text:span><text:span text:style-name="T79">.</text:span> <text:span text:style-name="T74">visualizzare lista dei biglietti acquistati</text:span></text:p>
      <text:p text:style-name="P52">Progettazione concettuale</text:p>
      <text:p text:style-name="P8"/>
      <text:p text:style-name="P8"/>
      <text:p text:style-name="P48">Schema scheletro</text:p>
      <text:p text:style-name="P42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81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7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0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39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38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49"><text:span text:style-name="T82">Schema </text:span><text:span text:style-name="T83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36"><text:soft-page-break/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  <text:p text:style-name="P36"><text:span text:style-name="T5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2T18:37:59.613378463</dc:date>
    <meta:editing-duration>P1DT22H36M24S</meta:editing-duration>
    <meta:editing-cycles>270</meta:editing-cycles>
    <meta:print-date>2024-03-23T15:55:12.632544733</meta:print-date>
    <meta:printed-by>PDF files</meta:printed-by>
    <meta:document-statistic meta:table-count="2" meta:image-count="6" meta:object-count="0" meta:page-count="10" meta:paragraph-count="91" meta:word-count="1293" meta:character-count="8428" meta:non-whitespace-character-count="7216"/>
  </office:meta>
</office:document-meta>
</file>